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117332" officeooo:paragraph-rsid="00117332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paragraph-rsid="00117332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17332" officeooo:paragraph-rsid="00117332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style:text-underline-style="none" fo:font-weight="bold" officeooo:rsid="00117332" officeooo:paragraph-rsid="00117332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style:text-underline-style="none" fo:font-weight="normal" officeooo:rsid="00117332" officeooo:paragraph-rsid="00117332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style:text-underline-style="none" fo:font-weight="normal" officeooo:rsid="001298aa" officeooo:paragraph-rsid="001298aa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298aa" officeooo:paragraph-rsid="001298aa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style:text-underline-style="none" fo:font-weight="bold" officeooo:rsid="00117332" officeooo:paragraph-rsid="001298a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style:text-underline-style="none" fo:font-weight="normal" officeooo:rsid="00117332" officeooo:paragraph-rsid="001298aa" style:font-size-asian="10pt" style:font-weight-asian="normal" style:font-size-complex="10pt" style:font-weight-complex="normal"/>
    </style:style>
    <style:style style:name="T1" style:family="text">
      <style:text-properties style:font-name="Courier New" fo:font-size="10pt" fo:font-weight="bold" officeooo:rsid="00117332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411e0"/>
    </style:style>
    <style:style style:name="T6" style:family="text">
      <style:text-properties officeooo:rsid="001298aa"/>
    </style:style>
    <style:style style:name="T7" style:family="text">
      <style:text-properties style:text-underline-style="solid" style:text-underline-width="auto" style:text-underline-color="font-color" officeooo:rsid="001298aa"/>
    </style:style>
    <style:style style:name="T8" style:family="text">
      <style:text-properties style:text-underline-style="solid" style:text-underline-width="auto" style:text-underline-color="font-color" officeooo:rsid="001411e0"/>
    </style:style>
    <style:style style:name="T9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dotted" style:text-underline-width="auto" style:text-underline-color="font-color" fo:font-weight="normal" officeooo:rsid="001411e0" style:font-weight-asian="normal" style:font-weight-complex="normal"/>
    </style:style>
    <style:style style:name="T11" style:family="text">
      <style:text-properties fo:font-weight="normal" officeooo:rsid="001298a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5</text:p>
      <text:p text:style-name="P2"><text:span text:style-name="T1">Tema 4: </text:span><text:span text:style-name="T2">Transformación al Modelo Relacional</text:span> </text:p>
      <text:p text:style-name="P1">Daniel Pino Gómez</text:p>
      <text:p text:style-name="P1"/>
      <text:p text:style-name="P3">Ejercicio 1:</text:p>
      <text:p text:style-name="P3"/>
      <text:p text:style-name="P4">Profesor<text:span text:style-name="T3">(</text:span><text:span text:style-name="T4">#id</text:span><text:span text:style-name="T3">, nombre)</text:span></text:p>
      <text:p text:style-name="P5"/>
      <text:p text:style-name="P4">Aula<text:span text:style-name="T3">(</text:span><text:span text:style-name="T4">#id</text:span><text:span text:style-name="T3">, descripcion)</text:span></text:p>
      <text:p text:style-name="P5"/>
      <text:p text:style-name="P4">Curso<text:span text:style-name="T3">(</text:span><text:span text:style-name="T4">#id</text:span><text:span text:style-name="T3">, nombre)</text:span></text:p>
      <text:p text:style-name="P5"/>
      <text:p text:style-name="P4">Imparte<text:span text:style-name="T3">(</text:span><text:span text:style-name="T4">#profesor_id</text:span><text:span text:style-name="T3">, </text:span><text:span text:style-name="T4">#aula_id</text:span><text:span text:style-name="T3">, </text:span><text:span text:style-name="T4">#curso_id</text:span><text:span text:style-name="T3">, hora, dia)</text:span></text:p>
      <text:p text:style-name="P5"><text:tab/>id_profesor → Profesor(<text:span text:style-name="T5">not </text:span><text:span text:style-name="T6">null, M:</text:span><text:span text:style-name="T5">C</text:span><text:span text:style-name="T6">, B:</text:span><text:span text:style-name="T5">R</text:span>)</text:p>
      <text:p text:style-name="P5"><text:tab/><text:span text:style-name="T6">id_aula → Aula(not null, M:</text:span><text:span text:style-name="T5">C</text:span><text:span text:style-name="T6">, B:</text:span><text:span text:style-name="T5">R</text:span><text:span text:style-name="T6">)</text:span></text:p>
      <text:p text:style-name="P5"><text:tab/><text:span text:style-name="T6">id_curso → Curso(not null, M:</text:span><text:span text:style-name="T5">C</text:span><text:span text:style-name="T6">, B:</text:span><text:span text:style-name="T5">R</text:span><text:span text:style-name="T6">)</text:span></text:p>
      <text:p text:style-name="P5"/>
      <text:p text:style-name="P6"/>
      <text:p text:style-name="P7">Ejercicio 2:</text:p>
      <text:p text:style-name="P7"/>
      <text:p text:style-name="P8">Profesor<text:span text:style-name="T3">(</text:span><text:span text:style-name="T4">#id</text:span><text:span text:style-name="T3">)</text:span></text:p>
      <text:p text:style-name="P9"/>
      <text:p text:style-name="P8">Aula<text:span text:style-name="T3">(</text:span><text:span text:style-name="T4">#id</text:span><text:span text:style-name="T3">)</text:span></text:p>
      <text:p text:style-name="P9"/>
      <text:p text:style-name="P8"><text:span text:style-name="T6">Módulo</text:span><text:span text:style-name="T3">(</text:span><text:span text:style-name="T4">#id</text:span><text:span text:style-name="T3">)</text:span></text:p>
      <text:p text:style-name="P9"/>
      <text:p text:style-name="P8">Imparte<text:span text:style-name="T3">(</text:span><text:span text:style-name="T4">#</text:span><text:span text:style-name="T7">modulo</text:span><text:span text:style-name="T4">_id</text:span><text:span text:style-name="T3">, </text:span><text:span text:style-name="T8">#</text:span><text:span text:style-name="T4">profesor_id</text:span><text:span text:style-name="T3">, </text:span><text:span text:style-name="T9">aula_id</text:span><text:span text:style-name="T4">,</text:span><text:span text:style-name="T3"> hora, dia)</text:span></text:p>
      <text:p text:style-name="P9"><text:tab/>id_profesor → Profesor(<text:span text:style-name="T5">not </text:span><text:span text:style-name="T6">null, M:</text:span><text:span text:style-name="T5">C</text:span><text:span text:style-name="T6">, B:</text:span><text:span text:style-name="T5">R</text:span>)</text:p>
      <text:p text:style-name="P9"><text:tab/><text:span text:style-name="T6">id_aula → Aula(not null, M:</text:span><text:span text:style-name="T5">C</text:span><text:span text:style-name="T6">, B:</text:span><text:span text:style-name="T5">R</text:span><text:span text:style-name="T6">)</text:span></text:p>
      <text:p text:style-name="P9"><text:tab/><text:span text:style-name="T6">id_curso → Curso(not null, M:</text:span><text:span text:style-name="T5">C</text:span><text:span text:style-name="T6">, B:</text:span><text:span text:style-name="T5">R</text:span><text:span text:style-name="T6">)</text:span></text:p>
      <text:p text:style-name="P9"/>
      <text:p text:style-name="P9"/>
      <text:p text:style-name="P7">Ejercicio 3:</text:p>
      <text:p text:style-name="P7"/>
      <text:p text:style-name="P8">P<text:span text:style-name="T6">apel</text:span><text:span text:style-name="T3">(</text:span><text:span text:style-name="T4">#id</text:span><text:span text:style-name="T3">)</text:span></text:p>
      <text:p text:style-name="P9"/>
      <text:p text:style-name="P8">A<text:span text:style-name="T6">ctor</text:span><text:span text:style-name="T3">(</text:span><text:span text:style-name="T4">#id</text:span><text:span text:style-name="T3">)</text:span></text:p>
      <text:p text:style-name="P9"/>
      <text:p text:style-name="P8"><text:span text:style-name="T6">Pelicula</text:span><text:span text:style-name="T3">(</text:span><text:span text:style-name="T4">#id</text:span><text:span text:style-name="T3">)</text:span></text:p>
      <text:p text:style-name="P9"/>
      <text:p text:style-name="P8">I<text:span text:style-name="T6">ntrepreta</text:span><text:span text:style-name="T3">(</text:span><text:span text:style-name="T4">#p</text:span><text:span text:style-name="T7">apel</text:span><text:span text:style-name="T4">_id</text:span><text:span text:style-name="T3">, </text:span><text:span text:style-name="T4">#a</text:span><text:span text:style-name="T7">ctor</text:span><text:span text:style-name="T4">_id</text:span><text:span text:style-name="T3">, </text:span><text:span text:style-name="T10">pelicula</text:span><text:span text:style-name="T9">_id</text:span><text:span text:style-name="T3">, </text:span><text:span text:style-name="T11">fecha, sueldo</text:span><text:span text:style-name="T3">)</text:span></text:p>
      <text:p text:style-name="P9"><text:tab/>id_<text:span text:style-name="T6">papel</text:span> → Profesor(<text:span text:style-name="T6">not null, M:</text:span><text:span text:style-name="T5">C</text:span><text:span text:style-name="T6">, B:</text:span><text:span text:style-name="T5">R</text:span>)</text:p>
      <text:p text:style-name="P9"><text:tab/><text:span text:style-name="T6">id_actor → Aula(not null, M:</text:span><text:span text:style-name="T5">C</text:span><text:span text:style-name="T6">, B:</text:span><text:span text:style-name="T5">R</text:span><text:span text:style-name="T6">)</text:span></text:p>
      <text:p text:style-name="P9"><text:tab/><text:span text:style-name="T6">id_</text:span><text:span text:style-name="T5">pelicula</text:span><text:span text:style-name="T6"> → </text:span><text:span text:style-name="T5">Pelicula</text:span><text:span text:style-name="T6">(not null, M:</text:span><text:span text:style-name="T5">C</text:span><text:span text:style-name="T6">, B:</text:span><text:span text:style-name="T5">R</text:span><text:span text:style-name="T6">)</text:span></text:p>
      <text:p text:style-name="P9"/>
      <text:p text:style-name="P9"/>
      <text:p text:style-name="P9"/>
      <text:p text:style-name="P9"/>
      <text:p text:style-name="P9"/>
      <text:p text:style-name="P7">Ejercicio 4:</text:p>
      <text:p text:style-name="P7"/>
      <text:p text:style-name="P8"><text:span text:style-name="T6">Asignatura</text:span><text:span text:style-name="T3">(</text:span><text:span text:style-name="T4">#id</text:span><text:span text:style-name="T3">)</text:span></text:p>
      <text:p text:style-name="P9"/>
      <text:p text:style-name="P8">A<text:span text:style-name="T6">lumno</text:span><text:span text:style-name="T3">(</text:span><text:span text:style-name="T4">#id</text:span><text:span text:style-name="T3">)</text:span></text:p>
      <text:p text:style-name="P9"/>
      <text:p text:style-name="P8"><text:span text:style-name="T6">Evaluacion</text:span><text:span text:style-name="T3">(</text:span><text:span text:style-name="T4">#id</text:span><text:span text:style-name="T3">)</text:span></text:p>
      <text:p text:style-name="P9"/>
      <text:p text:style-name="P8"><text:span text:style-name="T6">Calificacion</text:span><text:span text:style-name="T3">(</text:span><text:span text:style-name="T4">#</text:span><text:span text:style-name="T7">asignatura</text:span><text:span text:style-name="T4">_id</text:span><text:span text:style-name="T3">, </text:span><text:span text:style-name="T4">#a</text:span><text:span text:style-name="T7">lumno</text:span><text:span text:style-name="T4">_id</text:span><text:span text:style-name="T3">, </text:span><text:span text:style-name="T4">#</text:span><text:span text:style-name="T7">evaluacion</text:span><text:span text:style-name="T4">_id</text:span><text:span text:style-name="T3">, </text:span><text:span text:style-name="T11">fecha, nota</text:span><text:span text:style-name="T3">)</text:span></text:p>
      <text:p text:style-name="P9"><text:tab/>id_<text:span text:style-name="T6">asignatura</text:span> → <text:span text:style-name="T6">Asigantura</text:span>(<text:span text:style-name="T6">not null, M:</text:span><text:span text:style-name="T5">C</text:span><text:span text:style-name="T6">, B:</text:span><text:span text:style-name="T5">R</text:span>)</text:p>
      <text:p text:style-name="P9"><text:tab/><text:span text:style-name="T6">id_alumno → Alumno(not null, M:</text:span><text:span text:style-name="T5">C</text:span><text:span text:style-name="T6">, B:</text:span><text:span text:style-name="T5">R</text:span><text:span text:style-name="T6">)</text:span></text:p>
      <text:p text:style-name="P9"><text:tab/><text:span text:style-name="T6">id_evaluacion → Evaluacion(not null, M:</text:span><text:span text:style-name="T5">C</text:span><text:span text:style-name="T6">, B:</text:span><text:span text:style-name="T5">R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31:40.109119100</meta:creation-date>
    <dc:date>2025-11-19T10:07:07.996605700</dc:date>
    <meta:editing-duration>PT13M27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5" meta:word-count="126" meta:character-count="1007" meta:non-whitespace-character-count="903"/>
  </office:meta>
</office:document-meta>
</file>